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e33b" officeooo:paragraph-rsid="0020e33b"/>
    </style:style>
    <style:style style:name="P2" style:family="paragraph" style:parent-style-name="Standard">
      <style:text-properties officeooo:rsid="0023366d" officeooo:paragraph-rsid="0023366d"/>
    </style:style>
    <style:style style:name="P3" style:family="paragraph" style:parent-style-name="Standard">
      <style:text-properties officeooo:rsid="0020e33b" officeooo:paragraph-rsid="0020e33b"/>
    </style:style>
    <style:style style:name="P4" style:family="paragraph" style:parent-style-name="Standard">
      <style:text-properties officeooo:paragraph-rsid="0020e33b"/>
    </style:style>
    <style:style style:name="P5" style:family="paragraph" style:parent-style-name="Standard">
      <style:text-properties officeooo:rsid="00287ea9" officeooo:paragraph-rsid="00287ea9"/>
    </style:style>
    <style:style style:name="P6" style:family="paragraph" style:parent-style-name="Text_20_body">
      <style:text-properties officeooo:rsid="00279060" officeooo:paragraph-rsid="00279060"/>
    </style:style>
    <style:style style:name="T1" style:family="text">
      <style:text-properties officeooo:rsid="0023bdad"/>
    </style:style>
    <style:style style:name="T2" style:family="text">
      <style:text-properties officeooo:rsid="0025f2e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e33b" style:font-weight-asian="bold" style:font-weight-complex="bold"/>
    </style:style>
    <style:style style:name="T5" style:family="text">
      <style:text-properties officeooo:rsid="0020e33b"/>
    </style:style>
    <style:style style:name="T6" style:family="text">
      <style:text-properties officeooo:rsid="002952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6"><text:span text:style-name="Strong_20_Emphasis">Rarity:</text:span> I can't sense that stone anywhere.</text:p>
      <text:p text:style-name="P6"><text:span text:style-name="Strong_20_Emphasis">Tia:</text:span> Thank you.</text:p>
      <text:p text:style-name="P2">Тия кивает Луне, <text:span text:style-name="T1">та кивает в ответ</text:span>.</text:p>
      <text:p text:style-name="P4"><text:span text:style-name="T4">Тия</text:span><text:span text:style-name="T5">: *Шестёрке* - </text:span>Come. Luna will transport him to Tartarus.</text:p>
      <text:p text:style-name="P1">*Луна остаётся со статуей одни*</text:p>
      <text:p text:style-name="P5">Начинает играть мелодия Children of the night.</text:p>
      <text:p text:style-name="P5">Луна смотрит на статую и спустя некоторое время начинает движение обходя вокруг стату<text:span text:style-name="T6">и</text:span>.</text:p>
      <text:p text:style-name="P1">Глаза у Луны начинают светиться, та встаёт на дыбы и ломает статую на мелкие куски.</text:p>
      <text:p text:style-name="P1">И медленно уходит и экран начинает по немногу темнеть, а на фоне продолжается напеваться эта мелодия.</text:p>
      <text:p text:style-name="Standard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6-02-16T21:02:06.760542986</dc:date>
    <meta:editing-duration>PT39M43S</meta:editing-duration>
    <meta:editing-cycles>25</meta:editing-cycles>
    <meta:document-statistic meta:table-count="0" meta:image-count="0" meta:object-count="0" meta:page-count="1" meta:paragraph-count="11" meta:word-count="85" meta:character-count="510" meta:non-whitespace-character-count="436"/>
  </office:meta>
</office:document-meta>
</file>